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a059f" officeooo:paragraph-rsid="001a059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ode.js poznámky</text:p>
      <text:p text:style-name="P1"/>
      <text:p text:style-name="P1">npm run dev – spustí server</text:p>
      <text:p text:style-name="P1">npm run build – skompiluje aplikáciu</text:p>
      <text:p text:style-name="P1">npm run start – spustí aplikáciu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sk" fo:country="SK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sk" fo:country="SK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9T11:13:50.737302008</meta:creation-date>
    <dc:date>2024-09-19T11:17:19.936825488</dc:date>
    <meta:editing-duration>PT3M30S</meta:editing-duration>
    <meta:editing-cycles>2</meta:editing-cycles>
    <meta:generator>LibreOffice/24.2.5.2$Linux_X86_64 LibreOffice_project/420$Build-2</meta:generator>
    <meta:document-statistic meta:table-count="0" meta:image-count="0" meta:object-count="0" meta:page-count="1" meta:paragraph-count="4" meta:word-count="17" meta:character-count="111" meta:non-whitespace-character-count="95"/>
  </office:meta>
</office:document-meta>
</file>